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ectedLifecycleBean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jectedOverrides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get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eOneMethod.echo( String ech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declaredInit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ummyBoImpl.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Referencer.getDumm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Processor.postProcessAfterInitialization( Object bean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ReplaceCandidate.replaceMe( String ech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structorArgBean.SimpleConstructorAr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tectedLifecycleBean.businessMetho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verseMethodReplacer.reimplement( Object obj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stProcessor.postProcessBeforeInitialization( Object bean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AndSet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ndSet.MapAndSet( Map &lt; ? , ?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ConstructorDependenciesBean( TestBean spouse1 , TestBean spouse2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tectedLifecycleBean.setInitMethodDeclared( boolean initMethodDecla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ConstructorDependencies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ConstructorDependenciesBean.DerivedConstructorDependenciesBean( TestBean spouse1 , TestBean spouse2 , IndexedTestBean other , int age , int other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getSpous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eOneMethod.replaceMe( int some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jectedOverrides.setSetterString( String setter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SimpleTypeConstructorBean.SingleSimpleTypeConstructorBean( boolean singleBool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eOneMethod.invokesOverriddenMethodOn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ferencer.setDummyFactory( DummyFactory dummy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eOneMethod.replac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ferencer.getTest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SimpleTypeConstructorBean.isSecond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postProcessAfter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verrideOneMethodSubclass.doSomething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Referencer.get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structorArgBean.SimpleConstructorArg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getSpous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ConstructorDependencies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ferencer.DummyReferen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tectedLifecycleBean.isDestroy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isInitMethod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SimpleTypeConstructorBean.SingleSimpleTypeConstructorBean( String testString , boolean secondBool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nstructorArg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ConstructorDependenciesBean( TestBean spouse1 , TestBean spous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Dependencies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SimpleTypeConstructorBean.getTes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tectedLifecycleBea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MethodReplacer.reimplement( Object obj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eOneMethod.getPrototypeDependency( Object some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structorArg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ConstructorDependenciesBean.DerivedConstructorDependenciesBean( TestBean spouse1 , Object spouse2 , IndexedTestBea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structorArgBean.SimpleConstructorArgBean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ConstructorDependenciesBean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SimpleTypeConstructorBean.isSingle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ferencer.DummyReferencer( DummyFactory dummy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ConstructorDependenciesBean( TestBean spouse1 , TestBean spouse2 , IndexedTestBea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verrideOneMethod.replaceMe( String some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BoImpl.DummyBoImpl( DummyDao 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edCollectionBean.getJum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ConstructorDependenciesBea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DependenciesBean.ConstructorDependenciesBean( TestBean spous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AndSet.MapAndSet( Set &lt; ? &gt;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edCollectionBean.setJumble( Collection &lt; ? &gt; jum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postProcessBefore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ummyReferencer.setTestBean1( TestBean testBea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jectedOverrides.getSette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ConstructorDependenciesBean.DerivedConstructorDependenciesBean( TestBean spouse1 , TestBean spouse2 , IndexedTestBean other , int ag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ructorInjectedOverrides.ConstructorInjectedOverrides( I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ConstructorDependenciesBean.DerivedConstructorDependenciesBean( TestBean spouse1 , TestBean spouse2 , IndexedTestBea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Referencer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LifecycleBean.afterProperties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